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rktableshortcuts" style:family="table">
      <style:table-properties style:width="170mm" table:align="margins"/>
    </style:style>
    <style:style style:name="darktableshortcuts.A" style:family="table-column">
      <style:table-column-properties style:column-width="85mm" style:rel-column-width="32767*"/>
    </style:style>
    <style:style style:name="darktableshortcuts.B" style:family="table-column">
      <style:table-column-properties style:column-width="85mm" style:rel-column-width="32768*"/>
    </style:style>
    <style:style style:name="darktableshortcuts.A1" style:family="table-cell">
      <style:table-cell-properties fo:padding="0.97mm" fo:border-left="0.02mm solid #000000" fo:border-right="none" fo:border-top="0.02mm solid #000000" fo:border-bottom="0.02mm solid #000000"/>
    </style:style>
    <style:style style:name="darktableshortcuts.B1" style:family="table-cell">
      <style:table-cell-properties fo:padding="0.97mm" fo:border="0.02mm solid #000000"/>
    </style:style>
    <style:style style:name="darktableshortcuts.A2" style:family="table-cell">
      <style:table-cell-properties fo:background-color="transparent" fo:padding="0.97mm" fo:border-left="0.02mm solid #000000" fo:border-right="0.02mm solid #000000" fo:border-top="none" fo:border-bottom="0.02mm solid #000000">
        <style:background-image/>
      </style:table-cell-properties>
    </style:style>
    <style:style style:name="darktableshortcuts.A3" style:family="table-cell">
      <style:table-cell-properties fo:padding="0.97mm" fo:border-left="0.02mm solid #000000" fo:border-right="none" fo:border-top="none" fo:border-bottom="0.02mm solid #000000"/>
    </style:style>
    <style:style style:name="darktableshortcuts.B3" style:family="table-cell">
      <style:table-cell-properties fo:padding="0.97mm" fo:border-left="0.02mm solid #000000" fo:border-right="0.02mm solid #000000" fo:border-top="none" fo:border-bottom="0.0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/>
      <text:p text:style-name="Darktable_20_chapter_20_title">Appendices</text:p>
      <text:h text:style-name="Darktable_20_heading_20_1" text:outline-level="2">Appendix A - Shortcuts</text:h>
      <text:p text:style-name="Text_20_body">Below is a table with all of the darktable shortcuts.</text:p>
      <table:table table:name="darktableshortcuts" table:style-name="darktableshortcuts">
        <table:table-column table:style-name="darktableshortcuts.A"/>
        <table:table-column table:style-name="darktableshortcuts.B"/>
        <table:table-row>
          <table:table-cell table:style-name="darktableshortcuts.A1" office:value-type="string">
            <text:p text:style-name="Table_20_Heading">Keybindings</text:p>
          </table:table-cell>
          <table:table-cell table:style-name="darktableshortcuts.B1" office:value-type="string">
            <text:p text:style-name="Table_20_Heading">Action</text:p>
          </table:table-cell>
        </table:table-row>
        <table:table-row>
          <table:table-cell table:style-name="darktableshortcuts.A2" table:number-columns-spanned="2" office:value-type="string">
            <text:p text:style-name="Table_20_Heading">Common</text:p>
          </table:table-cell>
          <table:covered-table-cell/>
        </table:table-row>
        <table:table-row>
          <table:table-cell table:style-name="darktableshortcuts.A3" office:value-type="string">
            <text:p text:style-name="Table_20_Contents">F11</text:p>
          </table:table-cell>
          <table:table-cell table:style-name="darktableshortcuts.B3" office:value-type="string">
            <text:p text:style-name="Table_20_Contents">Switch between fullscreen and window mode</text:p>
          </table:table-cell>
        </table:table-row>
        <table:table-row>
          <table:table-cell table:style-name="darktableshortcuts.A3" office:value-type="string">
            <text:p text:style-name="Table_20_Contents">Tab</text:p>
          </table:table-cell>
          <table:table-cell table:style-name="darktableshortcuts.B3" office:value-type="string">
            <text:p text:style-name="Table_20_Contents">Show/hide sidebars</text:p>
          </table:table-cell>
        </table:table-row>
        <table:table-row>
          <table:table-cell table:style-name="darktableshortcuts.A3" office:value-type="string">
            <text:p text:style-name="Table_20_Contents">e</text:p>
          </table:table-cell>
          <table:table-cell table:style-name="darktableshortcuts.B3" office:value-type="string">
            <text:p text:style-name="Table_20_Contents">Switch between lighttable and darkroom modes</text:p>
          </table:table-cell>
        </table:table-row>
        <table:table-row>
          <table:table-cell table:style-name="darktableshortcuts.A3" office:value-type="string">
            <text:p text:style-name="Table_20_Contents">F7</text:p>
          </table:table-cell>
          <table:table-cell table:style-name="darktableshortcuts.B3" office:value-type="string">
            <text:p text:style-name="Table_20_Contents">Decrease UI contrast</text:p>
          </table:table-cell>
        </table:table-row>
        <table:table-row>
          <table:table-cell table:style-name="darktableshortcuts.A3" office:value-type="string">
            <text:p text:style-name="Table_20_Contents">F8</text:p>
          </table:table-cell>
          <table:table-cell table:style-name="darktableshortcuts.B3" office:value-type="string">
            <text:p text:style-name="Table_20_Contents">Increase UI contrast</text:p>
          </table:table-cell>
        </table:table-row>
        <table:table-row>
          <table:table-cell table:style-name="darktableshortcuts.B3" table:number-columns-spanned="2" office:value-type="string">
            <text:p text:style-name="Table_20_Heading">Lighttable Mode</text:p>
          </table:table-cell>
          <table:covered-table-cell/>
        </table:table-row>
        <table:table-row>
          <table:table-cell table:style-name="darktableshortcuts.A3" office:value-type="string">
            <text:p text:style-name="Table_20_Contents">alt-1</text:p>
          </table:table-cell>
          <table:table-cell table:style-name="darktableshortcuts.B3" office:value-type="string">
            <text:p text:style-name="Table_20_Contents">Zoom in on image under cursor</text:p>
          </table:table-cell>
        </table:table-row>
        <table:table-row>
          <table:table-cell table:style-name="darktableshortcuts.A3" office:value-type="string">
            <text:p text:style-name="Table_20_Contents">alt-2, 3</text:p>
          </table:table-cell>
          <table:table-cell table:style-name="darktableshortcuts.B3" office:value-type="string">
            <text:p text:style-name="Table_20_Contents">Adjust zoom</text:p>
          </table:table-cell>
        </table:table-row>
        <table:table-row>
          <table:table-cell table:style-name="darktableshortcuts.A3" office:value-type="string">
            <text:p text:style-name="Table_20_Contents">alt-4</text:p>
          </table:table-cell>
          <table:table-cell table:style-name="darktableshortcuts.B3" office:value-type="string">
            <text:p text:style-name="Table_20_Contents">Zoom out completely</text:p>
          </table:table-cell>
        </table:table-row>
        <table:table-row>
          <table:table-cell table:style-name="darktableshortcuts.A3" office:value-type="string">
            <text:p text:style-name="Table_20_Contents">q</text:p>
          </table:table-cell>
          <table:table-cell table:style-name="darktableshortcuts.B3" office:value-type="string">
            <text:p text:style-name="Table_20_Contents">Zoom out to fit all images in one row inside viewport, center on image under cursor</text:p>
          </table:table-cell>
        </table:table-row>
        <table:table-row>
          <table:table-cell table:style-name="darktableshortcuts.A3" office:value-type="string">
            <text:p text:style-name="Table_20_Contents">a, s, d, w</text:p>
          </table:table-cell>
          <table:table-cell table:style-name="darktableshortcuts.B3" office:value-type="string">
            <text:p text:style-name="Table_20_Contents">Move around (arrows also work)</text:p>
          </table:table-cell>
        </table:table-row>
        <table:table-row>
          <table:table-cell table:style-name="darktableshortcuts.A3" office:value-type="string">
            <text:p text:style-name="Table_20_Contents">1, 2, 3, 4</text:p>
          </table:table-cell>
          <table:table-cell table:style-name="darktableshortcuts.B3" office:value-type="string">
            <text:p text:style-name="Table_20_Contents">Star rating</text:p>
          </table:table-cell>
        </table:table-row>
        <table:table-row>
          <table:table-cell table:style-name="darktableshortcuts.A3" office:value-type="string">
            <text:p text:style-name="Table_20_Contents">ctrl-backspace</text:p>
          </table:table-cell>
          <table:table-cell table:style-name="darktableshortcuts.B3" office:value-type="string">
            <text:p text:style-name="Table_20_Contents">Strip all stars (reject image)</text:p>
          </table:table-cell>
        </table:table-row>
        <table:table-row>
          <table:table-cell table:style-name="darktableshortcuts.A3" office:value-type="string">
            <text:p text:style-name="Table_20_Contents">F1, F2, F3, F4, F5</text:p>
          </table:table-cell>
          <table:table-cell table:style-name="darktableshortcuts.B3" office:value-type="string">
            <text:p text:style-name="Table_20_Contents">Color labels: toggle red, yellow, green, blue and purple respectively</text:p>
          </table:table-cell>
        </table:table-row>
        <table:table-row>
          <table:table-cell table:style-name="darktableshortcuts.A3" office:value-type="string">
            <text:p text:style-name="Table_20_Contents">Ctrl-g, ctrl-shift-g</text:p>
          </table:table-cell>
          <table:table-cell table:style-name="darktableshortcuts.B3" office:value-type="string">
            <text:p text:style-name="Table_20_Contents">Move to top, bottom respectively</text:p>
          </table:table-cell>
        </table:table-row>
        <table:table-row>
          <table:table-cell table:style-name="darktableshortcuts.A3" office:value-type="string">
            <text:p text:style-name="Table_20_Contents">ctrl-e</text:p>
          </table:table-cell>
          <table:table-cell table:style-name="darktableshortcuts.B3" office:value-type="string">
            <text:p text:style-name="Table_20_Contents">Export selected images</text:p>
          </table:table-cell>
        </table:table-row>
        <table:table-row>
          <table:table-cell table:style-name="darktableshortcuts.B3" table:number-columns-spanned="2" office:value-type="string">
            <text:p text:style-name="Table_20_Heading">Darkroom Mode</text:p>
          </table:table-cell>
          <table:covered-table-cell/>
        </table:table-row>
        <table:table-row>
          <table:table-cell table:style-name="darktableshortcuts.A3" office:value-type="string">
            <text:p text:style-name="Table_20_Contents">Alt-1, 2, 3</text:p>
          </table:table-cell>
          <table:table-cell table:style-name="darktableshortcuts.B3" office:value-type="string">
            <text:p text:style-name="Table_20_Contents">Zoom out to fit all images in one row inside viewport, center on image under cursor</text:p>
          </table:table-cell>
        </table:table-row>
        <table:table-row>
          <table:table-cell table:style-name="darktableshortcuts.A3" office:value-type="string">
            <text:p text:style-name="Table_20_Contents">ctrl-f</text:p>
          </table:table-cell>
          <table:table-cell table:style-name="darktableshortcuts.B3" office:value-type="string">
            <text:p text:style-name="Table_20_Contents">show/hide film strip</text:p>
          </table:table-cell>
        </table:table-row>
        <table:table-row>
          <table:table-cell table:style-name="darktableshortcuts.A3" office:value-type="string">
            <text:p text:style-name="Table_20_Contents">While cropping: Enter/Backspace</text:p>
          </table:table-cell>
          <table:table-cell table:style-name="darktableshortcuts.B3" office:value-type="string">
            <text:p text:style-name="Table_20_Contents">apply/revert currently selected cropping fram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mm" fo:margin-bottom="14.99m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fo:font-size="11pt" fo:letter-spacing="0.35m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f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15:19:45</meta:creation-date>
    <meta:editing-duration>PT00H37M33S</meta:editing-duration>
    <meta:editing-cycles>6</meta:editing-cycles>
    <meta:generator>OpenOffice.org/3.2$Linux OpenOffice.org_project/320m12$Build-9483</meta:generator>
    <meta:initial-creator>Nicholas </meta:initial-creator>
    <dc:date>2011-03-30T23:14:38</dc:date>
    <dc:creator>Stefano Fornari</dc:creator>
    <meta:document-statistic meta:table-count="1" meta:image-count="0" meta:object-count="0" meta:page-count="1" meta:paragraph-count="44" meta:word-count="157" meta:character-count="920"/>
  </office:meta>
</office:document-meta>
</file>